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28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4583in"/>
    </style:style>
    <style:style style:name="co4" style:family="table-column">
      <style:table-column-properties fo:break-before="auto" style:column-width="2.3945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3">
      <style:table-cell-properties fo:border="0.0008in solid #000000"/>
    </style:style>
    <style:style style:name="ce5" style:family="table-cell" style:parent-style-name="Default" style:data-style-name="N123"/>
    <style:style style:name="ce6" style:family="table-cell" style:parent-style-name="Default" style:data-style-name="N2"/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2" table:number-rows-spanned="1">
            <text:p>Исходные данные</text:p>
          </table:table-cell>
          <table:covered-table-cell/>
          <table:table-cell/>
          <table:table-cell table:style-name="ce3" office:value-type="string" table:number-columns-spanned="2" table:number-rows-spanned="1">
            <text:p>Рсчетные данные</text:p>
          </table:table-cell>
          <table:covered-table-cell/>
        </table:table-row>
        <table:table-row table:style-name="ro1">
          <table:table-cell table:style-name="ce1" office:value-type="string" table:number-columns-spanned="2" table:number-rows-spanned="1">
            <text:p>цепь</text:p>
          </table:table-cell>
          <table:covered-table-cell/>
          <table:table-cell/>
          <table:table-cell office:value-type="string">
            <text:p>импульсов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пины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период, сек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масло на пин, мкл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скорость, м/сек</text:p>
          </table:table-cell>
          <table:table-cell table:style-name="ce5" table:formula="of:=[.E2]*[.B9]/[.B10]/[.E3]" office:value-type="float" office:value="0.2625">
            <text:p>0.263</text:p>
          </table:table-cell>
        </table:table-row>
        <table:table-row table:style-name="ro1">
          <table:table-cell office:value-type="string">
            <text:p>масла на цепь, мкл</text:p>
          </table:table-cell>
          <table:table-cell table:formula="of:=[.B3]*[.B4]*2" office:value-type="float" office:value="5200">
            <text:p>5200</text:p>
          </table:table-cell>
          <table:table-cell/>
          <table:table-cell office:value-type="string">
            <text:p>скорость, км/час</text:p>
          </table:table-cell>
          <table:table-cell table:formula="of:=[.E4]*3600/1000" office:value-type="float" office:value="0.945">
            <text:p>0.945</text:p>
          </table:table-cell>
        </table:table-row>
        <table:table-row table:style-name="ro1">
          <table:table-cell office:value-type="string">
            <text:p>импульсов на цепь</text:p>
          </table:table-cell>
          <table:table-cell table:style-name="ce4" table:formula="of:=[.B10]*[.B11]" office:value-type="float" office:value="9.33333333333333">
            <text:p>9.333</text:p>
          </table:table-cell>
          <table:table-cell/>
          <table:table-cell office:value-type="string">
            <text:p>окно впрыска, имп</text:p>
          </table:table-cell>
          <table:table-cell table:style-name="ce5" table:formula="of:=[.B6]*[.B16]" office:value-type="float" office:value="9.33333333333333">
            <text:p>9.333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>
            <text:p>порция на оборот цепи, мкл</text:p>
          </table:table-cell>
          <table:table-cell table:formula="of:=[.B5]/[.B16]" office:value-type="float" office:value="5200">
            <text:p>5200</text:p>
          </table:table-cell>
        </table:table-row>
        <table:table-row table:style-name="ro1">
          <table:table-cell table:style-name="ce1" office:value-type="string" table:number-columns-spanned="2" table:number-rows-spanned="1">
            <text:p>колесо</text:p>
          </table:table-cell>
          <table:covered-table-cell/>
          <table:table-cell/>
          <table:table-cell office:value-type="string">
            <text:p>впрыск будет длиться, сек</text:p>
          </table:table-cell>
          <table:table-cell table:style-name="ce5" table:formula="of:=[.B6]*[.B16]*[.E3]/[.E2]" office:value-type="float" office:value="18.6666666666667">
            <text:p>18.667</text:p>
          </table:table-cell>
        </table:table-row>
        <table:table-row table:style-name="ro1">
          <table:table-cell office:value-type="string">
            <text:p>окружность, м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подача насоса от номинальной, %</text:p>
          </table:table-cell>
          <table:table-cell table:style-name="ce5" table:formula="of:=100*(6*[.B3]*[.B4]*[.E2])/(28*[.B16]*[.E3]*[.B13])" office:value-type="float" office:value="22.3572575097455">
            <text:p>22.357</text:p>
          </table:table-cell>
        </table:table-row>
        <table:table-row table:style-name="ro1">
          <table:table-cell office:value-type="string">
            <text:p>импульсов</text:p>
          </table:table-cell>
          <table:table-cell office:value-type="float" office:value="4">
            <text:p>4</text:p>
          </table:table-cell>
          <table:table-cell/>
          <table:table-cell office:value-type="string">
            <text:p>ШИМ</text:p>
          </table:table-cell>
          <table:table-cell table:style-name="ce6" table:formula="of:=100*(6*[.B3]*[.B4]*[.E2])/(28*[.B16]*[.E3]*[.B13]/[.B17])/100" office:value-type="float" office:value="447.145150194909">
            <text:p>447.15</text:p>
          </table:table-cell>
        </table:table-row>
        <table:table-row table:style-name="ro1">
          <table:table-cell office:value-type="string">
            <text:p>отношение колесо/цепь</text:p>
          </table:table-cell>
          <table:table-cell table:style-name="ce4" table:formula="of:=7/3" office:value-type="float" office:value="2.33333333333333">
            <text:p>2.333</text:p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2" table:number-rows-spanned="1">
            <text:p>насос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подача мкл/сек</text:p>
          </table:table-cell>
          <table:table-cell office:value-type="float" office:value="1246">
            <text:p>124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table:number-columns-spanned="2" table:number-rows-spanned="1">
            <text:p>параметры смазки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число проходов</text:p>
          </table:table-cell>
          <table:table-cell table:style-name="Default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предел ШИМ</text:p>
          </table:table-cell>
          <table:table-cell table:style-name="Default" office:value-type="float" office:value="2000">
            <text:p>200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0">08/20/2023</text:date>, <text:time>21:21:2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0T15:38:16.48</meta:creation-date>
    <dc:date>2023-08-20T21:21:21.79</dc:date>
    <meta:editing-duration>PT5H43M</meta:editing-duration>
    <meta:editing-cycles>19</meta:editing-cycles>
    <meta:generator>OpenOffice/4.1.14$Win32 OpenOffice.org_project/4114m1$Build-9811</meta:generator>
    <meta:document-statistic meta:table-count="3" meta:cell-count="44" meta:object-count="0"/>
  </office:meta>
</office:document-meta>
</file>